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MB WITHOUT FILTERING (NO TREE)" table:style-name="ta1">
        <table:table-column table:style-name="co1" table:number-columns-repeated="28" table:default-cell-style-name="Default"/>
        <table:table-row table:style-name="ro1">
          <table:table-cell table:number-columns-repeated="3"/>
          <table:table-cell office:value-type="string" calcext:value-type="string">
            <text:p>PUBLISHE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2.556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1852.12867" calcext:value-type="float">
            <text:p>1543151852.12867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2.552568" calcext:value-type="float">
            <text:p>2.552568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1854.56544" calcext:value-type="float">
            <text:p>1543151854.5654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463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1864.5692" calcext:value-type="float">
            <text:p>1543151864.5692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2.565178" calcext:value-type="float">
            <text:p>2.565178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1867.13438" calcext:value-type="float">
            <text:p>1543151867.134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2.092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1877.13814" calcext:value-type="float">
            <text:p>1543151877.13814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2.547394" calcext:value-type="float">
            <text:p>2.547394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1879.68554" calcext:value-type="float">
            <text:p>1543151879.68554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1889.68929" calcext:value-type="float">
            <text:p>1543151889.68929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2.54024" calcext:value-type="float">
            <text:p>2.54024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1892.22953" calcext:value-type="float">
            <text:p>1543151892.229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2.569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1902.23336" calcext:value-type="float">
            <text:p>1543151902.23336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2.551711" calcext:value-type="float">
            <text:p>2.55171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1904.78507" calcext:value-type="float">
            <text:p>1543151904.785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537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1914.78881" calcext:value-type="float">
            <text:p>1543151914.78881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2.543637" calcext:value-type="float">
            <text:p>2.543637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1917.33244" calcext:value-type="float">
            <text:p>1543151917.3324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2.034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1927.33619" calcext:value-type="float">
            <text:p>1543151927.33619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2.544786" calcext:value-type="float">
            <text:p>2.544786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1929.88097" calcext:value-type="float">
            <text:p>1543151929.88097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1939.88471" calcext:value-type="float">
            <text:p>1543151939.88471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2.553688" calcext:value-type="float">
            <text:p>2.553688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1942.4384" calcext:value-type="float">
            <text:p>1543151942.438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2.551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1952.44215" calcext:value-type="float">
            <text:p>1543151952.44215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2.531998" calcext:value-type="float">
            <text:p>2.531998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1954.97415" calcext:value-type="float">
            <text:p>1543151954.9741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521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1964.97791" calcext:value-type="float">
            <text:p>1543151964.97791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2.551114" calcext:value-type="float">
            <text:p>2.551114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1967.52903" calcext:value-type="float">
            <text:p>1543151967.529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2.034s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SUBSCRIBER</text:p>
          </table:table-cell>
          <table:table-cell table:number-columns-repeated="21"/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2.544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1854.42487" calcext:value-type="float">
            <text:p>1543151854.42487</text:p>
          </table:table-cell>
          <table:table-cell table:formula="of:=[.E14]-[.F2]" office:value-type="float" office:value="2.29619908332825" calcext:value-type="float">
            <text:p>2.29619908332825</text:p>
          </table:table-cell>
          <table:table-cell office:value-type="string" calcext:value-type="string">
            <text:p>time</text:p>
          </table:table-cell>
          <table:table-cell office:value-type="float" office:value="1543151854.44583" calcext:value-type="float">
            <text:p>1543151854.44583</text:p>
          </table:table-cell>
          <table:table-cell table:formula="of:=[.H14]-[.F2]" office:value-type="float" office:value="2.31716394424438" calcext:value-type="float">
            <text:p>2.31716394424438</text:p>
          </table:table-cell>
          <table:table-cell office:value-type="string" calcext:value-type="string">
            <text:p>time</text:p>
          </table:table-cell>
          <table:table-cell office:value-type="float" office:value="1543151854.50977" calcext:value-type="float">
            <text:p>1543151854.50977</text:p>
          </table:table-cell>
          <table:table-cell table:formula="of:=[.K14]-[.F2]" office:value-type="float" office:value="2.38110113143921" calcext:value-type="float">
            <text:p>2.38110113143921</text:p>
          </table:table-cell>
          <table:table-cell office:value-type="string" calcext:value-type="string">
            <text:p>time</text:p>
          </table:table-cell>
          <table:table-cell office:value-type="float" office:value="1543151854.53656" calcext:value-type="float">
            <text:p>1543151854.53656</text:p>
          </table:table-cell>
          <table:table-cell table:formula="of:=[.N14]-[.F2]" office:value-type="float" office:value="2.40789103507996" calcext:value-type="float">
            <text:p>2.40789103507996</text:p>
          </table:table-cell>
          <table:table-cell office:value-type="string" calcext:value-type="string">
            <text:p>time</text:p>
          </table:table-cell>
          <table:table-cell office:value-type="float" office:value="1543151854.56109" calcext:value-type="float">
            <text:p>1543151854.56109</text:p>
          </table:table-cell>
          <table:table-cell table:formula="of:=[.Q14]-[.F2]" office:value-type="float" office:value="2.43241691589355" calcext:value-type="float">
            <text:p>2.43241691589355</text:p>
          </table:table-cell>
          <table:table-cell office:value-type="string" calcext:value-type="string">
            <text:p>time</text:p>
          </table:table-cell>
          <table:table-cell office:value-type="float" office:value="1543151854.58521" calcext:value-type="float">
            <text:p>1543151854.58521</text:p>
          </table:table-cell>
          <table:table-cell table:formula="of:=[.T14]-[.F2]" office:value-type="float" office:value="2.45653796195984" calcext:value-type="float">
            <text:p>2.45653796195984</text:p>
          </table:table-cell>
          <table:table-cell office:value-type="string" calcext:value-type="string">
            <text:p>time</text:p>
          </table:table-cell>
          <table:table-cell office:value-type="float" office:value="1543151854.56546" calcext:value-type="float">
            <text:p>1543151854.56546</text:p>
          </table:table-cell>
          <table:table-cell table:formula="of:=[.W14]-[.F2]" office:value-type="float" office:value="2.43678712844849" calcext:value-type="float">
            <text:p>2.43678712844849</text:p>
          </table:table-cell>
          <table:table-cell/>
          <table:table-cell table:formula="of:=MAX([.F14];[.I14];[.L14];[.O14];[.R14];[.U14];[.X14])" office:value-type="float" office:value="2.45653796195984" calcext:value-type="float">
            <text:p>2.45653796195984</text:p>
          </table:table-cell>
          <table:table-cell/>
          <table:table-cell table:formula="of:=AVERAGE([.Z14:.Z23])" office:value-type="float" office:value="2.63682060241699" calcext:value-type="float">
            <text:p>2.63682060241699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588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1866.98942" calcext:value-type="float">
            <text:p>1543151866.98942</text:p>
          </table:table-cell>
          <table:table-cell table:formula="of:=[.E15]-[.F3]" office:value-type="float" office:value="2.42022490501404" calcext:value-type="float">
            <text:p>2.42022490501404</text:p>
          </table:table-cell>
          <table:table-cell office:value-type="string" calcext:value-type="string">
            <text:p>time</text:p>
          </table:table-cell>
          <table:table-cell office:value-type="float" office:value="1543151867.14463" calcext:value-type="float">
            <text:p>1543151867.14463</text:p>
          </table:table-cell>
          <table:table-cell table:formula="of:=[.H15]-[.F3]" office:value-type="float" office:value="2.57542991638184" calcext:value-type="float">
            <text:p>2.57542991638184</text:p>
          </table:table-cell>
          <table:table-cell office:value-type="string" calcext:value-type="string">
            <text:p>time</text:p>
          </table:table-cell>
          <table:table-cell office:value-type="float" office:value="1543151867.38558" calcext:value-type="float">
            <text:p>1543151867.38558</text:p>
          </table:table-cell>
          <table:table-cell table:formula="of:=[.K15]-[.F3]" office:value-type="float" office:value="2.8163800239563" calcext:value-type="float">
            <text:p>2.8163800239563</text:p>
          </table:table-cell>
          <table:table-cell office:value-type="string" calcext:value-type="string">
            <text:p>time</text:p>
          </table:table-cell>
          <table:table-cell office:value-type="float" office:value="1543151867.10522" calcext:value-type="float">
            <text:p>1543151867.10522</text:p>
          </table:table-cell>
          <table:table-cell table:formula="of:=[.N15]-[.F3]" office:value-type="float" office:value="2.53602385520935" calcext:value-type="float">
            <text:p>2.53602385520935</text:p>
          </table:table-cell>
          <table:table-cell office:value-type="string" calcext:value-type="string">
            <text:p>time</text:p>
          </table:table-cell>
          <table:table-cell office:value-type="float" office:value="1543151867.12551" calcext:value-type="float">
            <text:p>1543151867.12551</text:p>
          </table:table-cell>
          <table:table-cell table:formula="of:=[.Q15]-[.F3]" office:value-type="float" office:value="2.5563108921051" calcext:value-type="float">
            <text:p>2.5563108921051</text:p>
          </table:table-cell>
          <table:table-cell office:value-type="string" calcext:value-type="string">
            <text:p>time</text:p>
          </table:table-cell>
          <table:table-cell office:value-type="float" office:value="1543151867.11071" calcext:value-type="float">
            <text:p>1543151867.11071</text:p>
          </table:table-cell>
          <table:table-cell table:formula="of:=[.T15]-[.F3]" office:value-type="float" office:value="2.54151391983032" calcext:value-type="float">
            <text:p>2.54151391983032</text:p>
          </table:table-cell>
          <table:table-cell office:value-type="string" calcext:value-type="string">
            <text:p>time</text:p>
          </table:table-cell>
          <table:table-cell office:value-type="float" office:value="1543151867.17698" calcext:value-type="float">
            <text:p>1543151867.17698</text:p>
          </table:table-cell>
          <table:table-cell table:formula="of:=[.W15]-[.F3]" office:value-type="float" office:value="2.60778188705444" calcext:value-type="float">
            <text:p>2.60778188705444</text:p>
          </table:table-cell>
          <table:table-cell/>
          <table:table-cell table:formula="of:=MAX([.F15];[.I15];[.L15];[.O15];[.R15];[.U15];[.X15])" office:value-type="float" office:value="2.8163800239563" calcext:value-type="float">
            <text:p>2.8163800239563</text:p>
          </table:table-cell>
          <table:table-cell/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1.959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1879.54098" calcext:value-type="float">
            <text:p>1543151879.54098</text:p>
          </table:table-cell>
          <table:table-cell table:formula="of:=[.E16]-[.F4]" office:value-type="float" office:value="2.40283203125" calcext:value-type="float">
            <text:p>2.40283203125</text:p>
          </table:table-cell>
          <table:table-cell office:value-type="string" calcext:value-type="string">
            <text:p>time</text:p>
          </table:table-cell>
          <table:table-cell office:value-type="float" office:value="1543151879.56474" calcext:value-type="float">
            <text:p>1543151879.56474</text:p>
          </table:table-cell>
          <table:table-cell table:formula="of:=[.H16]-[.F4]" office:value-type="float" office:value="2.42659091949463" calcext:value-type="float">
            <text:p>2.42659091949463</text:p>
          </table:table-cell>
          <table:table-cell office:value-type="string" calcext:value-type="string">
            <text:p>time</text:p>
          </table:table-cell>
          <table:table-cell office:value-type="float" office:value="1543151879.58926" calcext:value-type="float">
            <text:p>1543151879.58926</text:p>
          </table:table-cell>
          <table:table-cell table:formula="of:=[.K16]-[.F4]" office:value-type="float" office:value="2.45111298561096" calcext:value-type="float">
            <text:p>2.45111298561096</text:p>
          </table:table-cell>
          <table:table-cell office:value-type="string" calcext:value-type="string">
            <text:p>time</text:p>
          </table:table-cell>
          <table:table-cell office:value-type="float" office:value="1543151879.61352" calcext:value-type="float">
            <text:p>1543151879.61352</text:p>
          </table:table-cell>
          <table:table-cell table:formula="of:=[.N16]-[.F4]" office:value-type="float" office:value="2.47537398338318" calcext:value-type="float">
            <text:p>2.47537398338318</text:p>
          </table:table-cell>
          <table:table-cell office:value-type="string" calcext:value-type="string">
            <text:p>time</text:p>
          </table:table-cell>
          <table:table-cell office:value-type="float" office:value="1543151879.63761" calcext:value-type="float">
            <text:p>1543151879.63761</text:p>
          </table:table-cell>
          <table:table-cell table:formula="of:=[.Q16]-[.F4]" office:value-type="float" office:value="2.4994649887085" calcext:value-type="float">
            <text:p>2.4994649887085</text:p>
          </table:table-cell>
          <table:table-cell office:value-type="string" calcext:value-type="string">
            <text:p>time</text:p>
          </table:table-cell>
          <table:table-cell office:value-type="float" office:value="1543151879.70632" calcext:value-type="float">
            <text:p>1543151879.70632</text:p>
          </table:table-cell>
          <table:table-cell table:formula="of:=[.T16]-[.F4]" office:value-type="float" office:value="2.56817698478699" calcext:value-type="float">
            <text:p>2.56817698478699</text:p>
          </table:table-cell>
          <table:table-cell office:value-type="string" calcext:value-type="string">
            <text:p>time</text:p>
          </table:table-cell>
          <table:table-cell office:value-type="float" office:value="1543151879.68575" calcext:value-type="float">
            <text:p>1543151879.68575</text:p>
          </table:table-cell>
          <table:table-cell table:formula="of:=[.W16]-[.F4]" office:value-type="float" office:value="2.547602891922" calcext:value-type="float">
            <text:p>2.547602891922</text:p>
          </table:table-cell>
          <table:table-cell/>
          <table:table-cell table:formula="of:=MAX([.F16];[.I16];[.L16];[.O16];[.R16];[.U16];[.X16])" office:value-type="float" office:value="2.56817698478699" calcext:value-type="float">
            <text:p>2.56817698478699</text:p>
          </table:table-cell>
          <table:table-cell/>
          <table:table-cell table:formula="of:=DEVSQ([.Z14:.Z23])/10" office:value-type="float" office:value="0.0388878382691564" calcext:value-type="float">
            <text:p>0.0388878382691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me</text:p>
          </table:table-cell>
          <table:table-cell office:value-type="float" office:value="1543151892.85638" calcext:value-type="float">
            <text:p>1543151892.85638</text:p>
          </table:table-cell>
          <table:table-cell table:formula="of:=[.E17]-[.F5]" office:value-type="float" office:value="3.16708993911743" calcext:value-type="float">
            <text:p>3.16708993911743</text:p>
          </table:table-cell>
          <table:table-cell office:value-type="string" calcext:value-type="string">
            <text:p>time</text:p>
          </table:table-cell>
          <table:table-cell office:value-type="float" office:value="1543151892.14988" calcext:value-type="float">
            <text:p>1543151892.14988</text:p>
          </table:table-cell>
          <table:table-cell table:formula="of:=[.H17]-[.F5]" office:value-type="float" office:value="2.4605860710144" calcext:value-type="float">
            <text:p>2.4605860710144</text:p>
          </table:table-cell>
          <table:table-cell office:value-type="string" calcext:value-type="string">
            <text:p>time</text:p>
          </table:table-cell>
          <table:table-cell office:value-type="float" office:value="1543151892.17386" calcext:value-type="float">
            <text:p>1543151892.17386</text:p>
          </table:table-cell>
          <table:table-cell table:formula="of:=[.K17]-[.F5]" office:value-type="float" office:value="2.48457384109497" calcext:value-type="float">
            <text:p>2.48457384109497</text:p>
          </table:table-cell>
          <table:table-cell office:value-type="string" calcext:value-type="string">
            <text:p>time</text:p>
          </table:table-cell>
          <table:table-cell office:value-type="float" office:value="1543151892.15821" calcext:value-type="float">
            <text:p>1543151892.15821</text:p>
          </table:table-cell>
          <table:table-cell table:formula="of:=[.N17]-[.F5]" office:value-type="float" office:value="2.46891784667969" calcext:value-type="float">
            <text:p>2.46891784667969</text:p>
          </table:table-cell>
          <table:table-cell office:value-type="string" calcext:value-type="string">
            <text:p>time</text:p>
          </table:table-cell>
          <table:table-cell office:value-type="float" office:value="1543151892.22196" calcext:value-type="float">
            <text:p>1543151892.22196</text:p>
          </table:table-cell>
          <table:table-cell table:formula="of:=[.Q17]-[.F5]" office:value-type="float" office:value="2.5326669216156" calcext:value-type="float">
            <text:p>2.5326669216156</text:p>
          </table:table-cell>
          <table:table-cell office:value-type="string" calcext:value-type="string">
            <text:p>time</text:p>
          </table:table-cell>
          <table:table-cell office:value-type="float" office:value="1543151892.25067" calcext:value-type="float">
            <text:p>1543151892.25067</text:p>
          </table:table-cell>
          <table:table-cell table:formula="of:=[.T17]-[.F5]" office:value-type="float" office:value="2.56138396263123" calcext:value-type="float">
            <text:p>2.56138396263123</text:p>
          </table:table-cell>
          <table:table-cell office:value-type="string" calcext:value-type="string">
            <text:p>time</text:p>
          </table:table-cell>
          <table:table-cell office:value-type="float" office:value="1543151892.27305" calcext:value-type="float">
            <text:p>1543151892.27305</text:p>
          </table:table-cell>
          <table:table-cell table:formula="of:=[.W17]-[.F5]" office:value-type="float" office:value="2.58375906944275" calcext:value-type="float">
            <text:p>2.58375906944275</text:p>
          </table:table-cell>
          <table:table-cell/>
          <table:table-cell table:formula="of:=MAX([.F17];[.I17];[.L17];[.O17];[.R17];[.U17];[.X17])" office:value-type="float" office:value="3.16708993911743" calcext:value-type="float">
            <text:p>3.16708993911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2.555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1904.68133" calcext:value-type="float">
            <text:p>1543151904.68133</text:p>
          </table:table-cell>
          <table:table-cell table:formula="of:=[.E18]-[.F6]" office:value-type="float" office:value="2.44797110557556" calcext:value-type="float">
            <text:p>2.44797110557556</text:p>
          </table:table-cell>
          <table:table-cell office:value-type="string" calcext:value-type="string">
            <text:p>time</text:p>
          </table:table-cell>
          <table:table-cell office:value-type="float" office:value="1543151904.70525" calcext:value-type="float">
            <text:p>1543151904.70525</text:p>
          </table:table-cell>
          <table:table-cell table:formula="of:=[.H18]-[.F6]" office:value-type="float" office:value="2.47188711166382" calcext:value-type="float">
            <text:p>2.47188711166382</text:p>
          </table:table-cell>
          <table:table-cell office:value-type="string" calcext:value-type="string">
            <text:p>time</text:p>
          </table:table-cell>
          <table:table-cell office:value-type="float" office:value="1543151904.68819" calcext:value-type="float">
            <text:p>1543151904.68819</text:p>
          </table:table-cell>
          <table:table-cell table:formula="of:=[.K18]-[.F6]" office:value-type="float" office:value="2.45482707023621" calcext:value-type="float">
            <text:p>2.45482707023621</text:p>
          </table:table-cell>
          <table:table-cell office:value-type="string" calcext:value-type="string">
            <text:p>time</text:p>
          </table:table-cell>
          <table:table-cell office:value-type="float" office:value="1543151904.75287" calcext:value-type="float">
            <text:p>1543151904.75287</text:p>
          </table:table-cell>
          <table:table-cell table:formula="of:=[.N18]-[.F6]" office:value-type="float" office:value="2.51950812339783" calcext:value-type="float">
            <text:p>2.51950812339783</text:p>
          </table:table-cell>
          <table:table-cell office:value-type="string" calcext:value-type="string">
            <text:p>time</text:p>
          </table:table-cell>
          <table:table-cell office:value-type="float" office:value="1543151904.73736" calcext:value-type="float">
            <text:p>1543151904.73736</text:p>
          </table:table-cell>
          <table:table-cell table:formula="of:=[.Q18]-[.F6]" office:value-type="float" office:value="2.50400614738464" calcext:value-type="float">
            <text:p>2.50400614738464</text:p>
          </table:table-cell>
          <table:table-cell office:value-type="string" calcext:value-type="string">
            <text:p>time</text:p>
          </table:table-cell>
          <table:table-cell office:value-type="float" office:value="1543151904.80565" calcext:value-type="float">
            <text:p>1543151904.80565</text:p>
          </table:table-cell>
          <table:table-cell table:formula="of:=[.T18]-[.F6]" office:value-type="float" office:value="2.57228803634644" calcext:value-type="float">
            <text:p>2.57228803634644</text:p>
          </table:table-cell>
          <table:table-cell office:value-type="string" calcext:value-type="string">
            <text:p>time</text:p>
          </table:table-cell>
          <table:table-cell office:value-type="float" office:value="1543151904.82572" calcext:value-type="float">
            <text:p>1543151904.82572</text:p>
          </table:table-cell>
          <table:table-cell table:formula="of:=[.W18]-[.F6]" office:value-type="float" office:value="2.59235715866089" calcext:value-type="float">
            <text:p>2.59235715866089</text:p>
          </table:table-cell>
          <table:table-cell/>
          <table:table-cell table:formula="of:=MAX([.F18];[.I18];[.L18];[.O18];[.R18];[.U18];[.X18])" office:value-type="float" office:value="2.59235715866089" calcext:value-type="float">
            <text:p>2.59235715866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537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1917.22987" calcext:value-type="float">
            <text:p>1543151917.22987</text:p>
          </table:table-cell>
          <table:table-cell table:formula="of:=[.E19]-[.F7]" office:value-type="float" office:value="2.44106602668762" calcext:value-type="float">
            <text:p>2.44106602668762</text:p>
          </table:table-cell>
          <table:table-cell office:value-type="string" calcext:value-type="string">
            <text:p>time</text:p>
          </table:table-cell>
          <table:table-cell office:value-type="float" office:value="1543151917.21518" calcext:value-type="float">
            <text:p>1543151917.21518</text:p>
          </table:table-cell>
          <table:table-cell table:formula="of:=[.H19]-[.F7]" office:value-type="float" office:value="2.4263710975647" calcext:value-type="float">
            <text:p>2.4263710975647</text:p>
          </table:table-cell>
          <table:table-cell office:value-type="string" calcext:value-type="string">
            <text:p>time</text:p>
          </table:table-cell>
          <table:table-cell office:value-type="float" office:value="1543151917.23821" calcext:value-type="float">
            <text:p>1543151917.23821</text:p>
          </table:table-cell>
          <table:table-cell table:formula="of:=[.K19]-[.F7]" office:value-type="float" office:value="2.44940519332886" calcext:value-type="float">
            <text:p>2.44940519332886</text:p>
          </table:table-cell>
          <table:table-cell office:value-type="string" calcext:value-type="string">
            <text:p>time</text:p>
          </table:table-cell>
          <table:table-cell office:value-type="float" office:value="1543151917.30112" calcext:value-type="float">
            <text:p>1543151917.30112</text:p>
          </table:table-cell>
          <table:table-cell table:formula="of:=[.N19]-[.F7]" office:value-type="float" office:value="2.51230907440186" calcext:value-type="float">
            <text:p>2.51230907440186</text:p>
          </table:table-cell>
          <table:table-cell office:value-type="string" calcext:value-type="string">
            <text:p>time</text:p>
          </table:table-cell>
          <table:table-cell office:value-type="float" office:value="1543151917.28545" calcext:value-type="float">
            <text:p>1543151917.28545</text:p>
          </table:table-cell>
          <table:table-cell table:formula="of:=[.Q19]-[.F7]" office:value-type="float" office:value="2.49663996696472" calcext:value-type="float">
            <text:p>2.49663996696472</text:p>
          </table:table-cell>
          <table:table-cell office:value-type="string" calcext:value-type="string">
            <text:p>time</text:p>
          </table:table-cell>
          <table:table-cell office:value-type="float" office:value="1543151917.30915" calcext:value-type="float">
            <text:p>1543151917.30915</text:p>
          </table:table-cell>
          <table:table-cell table:formula="of:=[.T19]-[.F7]" office:value-type="float" office:value="2.520339012146" calcext:value-type="float">
            <text:p>2.520339012146</text:p>
          </table:table-cell>
          <table:table-cell office:value-type="string" calcext:value-type="string">
            <text:p>time</text:p>
          </table:table-cell>
          <table:table-cell office:value-type="float" office:value="1543151917.37454" calcext:value-type="float">
            <text:p>1543151917.37454</text:p>
          </table:table-cell>
          <table:table-cell table:formula="of:=[.W19]-[.F7]" office:value-type="float" office:value="2.58573412895203" calcext:value-type="float">
            <text:p>2.58573412895203</text:p>
          </table:table-cell>
          <table:table-cell/>
          <table:table-cell table:formula="of:=MAX([.F19];[.I19];[.L19];[.O19];[.R19];[.U19];[.X19])" office:value-type="float" office:value="2.58573412895203" calcext:value-type="float">
            <text:p>2.58573412895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2.022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1929.7737" calcext:value-type="float">
            <text:p>1543151929.7737</text:p>
          </table:table-cell>
          <table:table-cell table:formula="of:=[.E20]-[.F8]" office:value-type="float" office:value="2.4375159740448" calcext:value-type="float">
            <text:p>2.4375159740448</text:p>
          </table:table-cell>
          <table:table-cell office:value-type="string" calcext:value-type="string">
            <text:p>time</text:p>
          </table:table-cell>
          <table:table-cell office:value-type="float" office:value="1543151929.75694" calcext:value-type="float">
            <text:p>1543151929.75694</text:p>
          </table:table-cell>
          <table:table-cell table:formula="of:=[.H20]-[.F8]" office:value-type="float" office:value="2.42075300216675" calcext:value-type="float">
            <text:p>2.42075300216675</text:p>
          </table:table-cell>
          <table:table-cell office:value-type="string" calcext:value-type="string">
            <text:p>time</text:p>
          </table:table-cell>
          <table:table-cell office:value-type="float" office:value="1543151929.78282" calcext:value-type="float">
            <text:p>1543151929.78282</text:p>
          </table:table-cell>
          <table:table-cell table:formula="of:=[.K20]-[.F8]" office:value-type="float" office:value="2.44663190841675" calcext:value-type="float">
            <text:p>2.44663190841675</text:p>
          </table:table-cell>
          <table:table-cell office:value-type="string" calcext:value-type="string">
            <text:p>time</text:p>
          </table:table-cell>
          <table:table-cell office:value-type="float" office:value="1543151929.80759" calcext:value-type="float">
            <text:p>1543151929.80759</text:p>
          </table:table-cell>
          <table:table-cell table:formula="of:=[.N20]-[.F8]" office:value-type="float" office:value="2.4713978767395" calcext:value-type="float">
            <text:p>2.4713978767395</text:p>
          </table:table-cell>
          <table:table-cell office:value-type="string" calcext:value-type="string">
            <text:p>time</text:p>
          </table:table-cell>
          <table:table-cell office:value-type="float" office:value="1543151929.83195" calcext:value-type="float">
            <text:p>1543151929.83195</text:p>
          </table:table-cell>
          <table:table-cell table:formula="of:=[.Q20]-[.F8]" office:value-type="float" office:value="2.4957640171051" calcext:value-type="float">
            <text:p>2.4957640171051</text:p>
          </table:table-cell>
          <table:table-cell office:value-type="string" calcext:value-type="string">
            <text:p>time</text:p>
          </table:table-cell>
          <table:table-cell office:value-type="float" office:value="1543151929.85622" calcext:value-type="float">
            <text:p>1543151929.85622</text:p>
          </table:table-cell>
          <table:table-cell table:formula="of:=[.T20]-[.F8]" office:value-type="float" office:value="2.52002882957458" calcext:value-type="float">
            <text:p>2.52002882957458</text:p>
          </table:table-cell>
          <table:table-cell office:value-type="string" calcext:value-type="string">
            <text:p>time</text:p>
          </table:table-cell>
          <table:table-cell office:value-type="float" office:value="1543151929.88097" calcext:value-type="float">
            <text:p>1543151929.88097</text:p>
          </table:table-cell>
          <table:table-cell table:formula="of:=[.W20]-[.F8]" office:value-type="float" office:value="2.54477882385254" calcext:value-type="float">
            <text:p>2.54477882385254</text:p>
          </table:table-cell>
          <table:table-cell/>
          <table:table-cell table:formula="of:=MAX([.F20];[.I20];[.L20];[.O20];[.R20];[.U20];[.X20])" office:value-type="float" office:value="2.54477882385254" calcext:value-type="float">
            <text:p>2.5447788238525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ime</text:p>
          </table:table-cell>
          <table:table-cell office:value-type="float" office:value="1543151942.29407" calcext:value-type="float">
            <text:p>1543151942.29407</text:p>
          </table:table-cell>
          <table:table-cell table:formula="of:=[.E21]-[.F9]" office:value-type="float" office:value="2.4093611240387" calcext:value-type="float">
            <text:p>2.4093611240387</text:p>
          </table:table-cell>
          <table:table-cell office:value-type="string" calcext:value-type="string">
            <text:p>time</text:p>
          </table:table-cell>
          <table:table-cell office:value-type="float" office:value="1543151942.31796" calcext:value-type="float">
            <text:p>1543151942.31796</text:p>
          </table:table-cell>
          <table:table-cell table:formula="of:=[.H21]-[.F9]" office:value-type="float" office:value="2.43325114250183" calcext:value-type="float">
            <text:p>2.43325114250183</text:p>
          </table:table-cell>
          <table:table-cell office:value-type="string" calcext:value-type="string">
            <text:p>time</text:p>
          </table:table-cell>
          <table:table-cell office:value-type="float" office:value="1543151942.34213" calcext:value-type="float">
            <text:p>1543151942.34213</text:p>
          </table:table-cell>
          <table:table-cell table:formula="of:=[.K21]-[.F9]" office:value-type="float" office:value="2.45742297172546" calcext:value-type="float">
            <text:p>2.45742297172546</text:p>
          </table:table-cell>
          <table:table-cell office:value-type="string" calcext:value-type="string">
            <text:p>time</text:p>
          </table:table-cell>
          <table:table-cell office:value-type="float" office:value="1543151942.36705" calcext:value-type="float">
            <text:p>1543151942.36705</text:p>
          </table:table-cell>
          <table:table-cell table:formula="of:=[.N21]-[.F9]" office:value-type="float" office:value="2.48234009742737" calcext:value-type="float">
            <text:p>2.48234009742737</text:p>
          </table:table-cell>
          <table:table-cell office:value-type="string" calcext:value-type="string">
            <text:p>time</text:p>
          </table:table-cell>
          <table:table-cell office:value-type="float" office:value="1543151942.43293" calcext:value-type="float">
            <text:p>1543151942.43293</text:p>
          </table:table-cell>
          <table:table-cell table:formula="of:=[.Q21]-[.F9]" office:value-type="float" office:value="2.54822301864624" calcext:value-type="float">
            <text:p>2.54822301864624</text:p>
          </table:table-cell>
          <table:table-cell office:value-type="string" calcext:value-type="string">
            <text:p>time</text:p>
          </table:table-cell>
          <table:table-cell office:value-type="float" office:value="1543151942.4153" calcext:value-type="float">
            <text:p>1543151942.4153</text:p>
          </table:table-cell>
          <table:table-cell table:formula="of:=[.T21]-[.F9]" office:value-type="float" office:value="2.53059315681458" calcext:value-type="float">
            <text:p>2.53059315681458</text:p>
          </table:table-cell>
          <table:table-cell office:value-type="string" calcext:value-type="string">
            <text:p>time</text:p>
          </table:table-cell>
          <table:table-cell office:value-type="float" office:value="1543151942.43858" calcext:value-type="float">
            <text:p>1543151942.43858</text:p>
          </table:table-cell>
          <table:table-cell table:formula="of:=[.W21]-[.F9]" office:value-type="float" office:value="2.55387306213379" calcext:value-type="float">
            <text:p>2.55387306213379</text:p>
          </table:table-cell>
          <table:table-cell/>
          <table:table-cell table:formula="of:=MAX([.F21];[.I21];[.L21];[.O21];[.R21];[.U21];[.X21])" office:value-type="float" office:value="2.55387306213379" calcext:value-type="float">
            <text:p>2.55387306213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2.547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1954.87346" calcext:value-type="float">
            <text:p>1543151954.87346</text:p>
          </table:table-cell>
          <table:table-cell table:formula="of:=[.E22]-[.F10]" office:value-type="float" office:value="2.43130683898926" calcext:value-type="float">
            <text:p>2.43130683898926</text:p>
          </table:table-cell>
          <table:table-cell office:value-type="string" calcext:value-type="string">
            <text:p>time</text:p>
          </table:table-cell>
          <table:table-cell office:value-type="float" office:value="1543151954.89733" calcext:value-type="float">
            <text:p>1543151954.89733</text:p>
          </table:table-cell>
          <table:table-cell table:formula="of:=[.H22]-[.F10]" office:value-type="float" office:value="2.4551739692688" calcext:value-type="float">
            <text:p>2.4551739692688</text:p>
          </table:table-cell>
          <table:table-cell office:value-type="string" calcext:value-type="string">
            <text:p>time</text:p>
          </table:table-cell>
          <table:table-cell office:value-type="float" office:value="1543151954.87818" calcext:value-type="float">
            <text:p>1543151954.87818</text:p>
          </table:table-cell>
          <table:table-cell table:formula="of:=[.K22]-[.F10]" office:value-type="float" office:value="2.43602800369263" calcext:value-type="float">
            <text:p>2.43602800369263</text:p>
          </table:table-cell>
          <table:table-cell office:value-type="string" calcext:value-type="string">
            <text:p>time</text:p>
          </table:table-cell>
          <table:table-cell office:value-type="float" office:value="1543151954.90843" calcext:value-type="float">
            <text:p>1543151954.90843</text:p>
          </table:table-cell>
          <table:table-cell table:formula="of:=[.N22]-[.F10]" office:value-type="float" office:value="2.4662778377533" calcext:value-type="float">
            <text:p>2.4662778377533</text:p>
          </table:table-cell>
          <table:table-cell office:value-type="string" calcext:value-type="string">
            <text:p>time</text:p>
          </table:table-cell>
          <table:table-cell office:value-type="float" office:value="1543151954.92612" calcext:value-type="float">
            <text:p>1543151954.92612</text:p>
          </table:table-cell>
          <table:table-cell table:formula="of:=[.Q22]-[.F10]" office:value-type="float" office:value="2.48397302627563" calcext:value-type="float">
            <text:p>2.48397302627563</text:p>
          </table:table-cell>
          <table:table-cell office:value-type="string" calcext:value-type="string">
            <text:p>time</text:p>
          </table:table-cell>
          <table:table-cell office:value-type="float" office:value="1543151954.9501" calcext:value-type="float">
            <text:p>1543151954.9501</text:p>
          </table:table-cell>
          <table:table-cell table:formula="of:=[.T22]-[.F10]" office:value-type="float" office:value="2.50794696807861" calcext:value-type="float">
            <text:p>2.50794696807861</text:p>
          </table:table-cell>
          <table:table-cell office:value-type="string" calcext:value-type="string">
            <text:p>time</text:p>
          </table:table-cell>
          <table:table-cell office:value-type="float" office:value="1543151954.97432" calcext:value-type="float">
            <text:p>1543151954.97432</text:p>
          </table:table-cell>
          <table:table-cell table:formula="of:=[.W22]-[.F10]" office:value-type="float" office:value="2.5321638584137" calcext:value-type="float">
            <text:p>2.5321638584137</text:p>
          </table:table-cell>
          <table:table-cell/>
          <table:table-cell table:formula="of:=MAX([.F22];[.I22];[.L22];[.O22];[.R22];[.U22];[.X22])" office:value-type="float" office:value="2.5321638584137" calcext:value-type="float">
            <text:p>2.5321638584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569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1967.42564" calcext:value-type="float">
            <text:p>1543151967.42564</text:p>
          </table:table-cell>
          <table:table-cell table:formula="of:=[.E23]-[.F11]" office:value-type="float" office:value="2.44772601127625" calcext:value-type="float">
            <text:p>2.44772601127625</text:p>
          </table:table-cell>
          <table:table-cell office:value-type="string" calcext:value-type="string">
            <text:p>time</text:p>
          </table:table-cell>
          <table:table-cell office:value-type="float" office:value="1543151967.40721" calcext:value-type="float">
            <text:p>1543151967.40721</text:p>
          </table:table-cell>
          <table:table-cell table:formula="of:=[.H23]-[.F11]" office:value-type="float" office:value="2.4292950630188" calcext:value-type="float">
            <text:p>2.4292950630188</text:p>
          </table:table-cell>
          <table:table-cell office:value-type="string" calcext:value-type="string">
            <text:p>time</text:p>
          </table:table-cell>
          <table:table-cell office:value-type="float" office:value="1543151967.4322" calcext:value-type="float">
            <text:p>1543151967.4322</text:p>
          </table:table-cell>
          <table:table-cell table:formula="of:=[.K23]-[.F11]" office:value-type="float" office:value="2.45428800582886" calcext:value-type="float">
            <text:p>2.45428800582886</text:p>
          </table:table-cell>
          <table:table-cell office:value-type="string" calcext:value-type="string">
            <text:p>time</text:p>
          </table:table-cell>
          <table:table-cell office:value-type="float" office:value="1543151967.45641" calcext:value-type="float">
            <text:p>1543151967.45641</text:p>
          </table:table-cell>
          <table:table-cell table:formula="of:=[.N23]-[.F11]" office:value-type="float" office:value="2.47849607467651" calcext:value-type="float">
            <text:p>2.47849607467651</text:p>
          </table:table-cell>
          <table:table-cell office:value-type="string" calcext:value-type="string">
            <text:p>time</text:p>
          </table:table-cell>
          <table:table-cell office:value-type="float" office:value="1543151967.48091" calcext:value-type="float">
            <text:p>1543151967.48091</text:p>
          </table:table-cell>
          <table:table-cell table:formula="of:=[.Q23]-[.F11]" office:value-type="float" office:value="2.50300002098083" calcext:value-type="float">
            <text:p>2.50300002098083</text:p>
          </table:table-cell>
          <table:table-cell office:value-type="string" calcext:value-type="string">
            <text:p>time</text:p>
          </table:table-cell>
          <table:table-cell office:value-type="float" office:value="1543151967.50545" calcext:value-type="float">
            <text:p>1543151967.50545</text:p>
          </table:table-cell>
          <table:table-cell table:formula="of:=[.T23]-[.F11]" office:value-type="float" office:value="2.52753710746765" calcext:value-type="float">
            <text:p>2.52753710746765</text:p>
          </table:table-cell>
          <table:table-cell office:value-type="string" calcext:value-type="string">
            <text:p>time</text:p>
          </table:table-cell>
          <table:table-cell office:value-type="float" office:value="1543151967.52903" calcext:value-type="float">
            <text:p>1543151967.52903</text:p>
          </table:table-cell>
          <table:table-cell table:formula="of:=[.W23]-[.F11]" office:value-type="float" office:value="2.55111408233643" calcext:value-type="float">
            <text:p>2.55111408233643</text:p>
          </table:table-cell>
          <table:table-cell/>
          <table:table-cell table:formula="of:=MAX([.F23];[.I23];[.L23];[.O23];[.R23];[.U23];[.X23])" office:value-type="float" office:value="2.55111408233643" calcext:value-type="float">
            <text:p>2.55111408233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1.983s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2.549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537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2.016s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2.557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518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2.042s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2.536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496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2.045s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2.555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477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2.082s</text:p>
          </table:table-cell>
          <table:table-cell table:number-columns-repeated="26"/>
        </table:table-row>
      </table:table>
      <table:table table:name="1MB WITHOUT FILTERING (TREE)" table:style-name="ta1">
        <table:table-column table:style-name="co1" table:number-columns-repeated="28" table:default-cell-style-name="Default"/>
        <table:table-row table:style-name="ro1">
          <table:table-cell table:number-columns-repeated="3"/>
          <table:table-cell office:value-type="string" calcext:value-type="string">
            <text:p>PUBLISHE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0.514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2375.65603" calcext:value-type="float">
            <text:p>1543152375.65603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0.510062" calcext:value-type="float">
            <text:p>0.51006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2376.16609" calcext:value-type="float">
            <text:p>1543152376.1660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86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2386.16982" calcext:value-type="float">
            <text:p>1543152386.16982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0.766755" calcext:value-type="float">
            <text:p>0.766755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2386.93657" calcext:value-type="float">
            <text:p>1543152386.9365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286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2396.94021" calcext:value-type="float">
            <text:p>1543152396.94021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0.899452" calcext:value-type="float">
            <text:p>0.899452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2397.83966" calcext:value-type="float">
            <text:p>1543152397.83966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2407.84333" calcext:value-type="float">
            <text:p>1543152407.84333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0.591504" calcext:value-type="float">
            <text:p>0.591504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2408.43483" calcext:value-type="float">
            <text:p>1543152408.4348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0.770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2418.43859" calcext:value-type="float">
            <text:p>1543152418.43859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1.4128" calcext:value-type="float">
            <text:p>1.4128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2419.44271" calcext:value-type="float">
            <text:p>1543152419.4427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88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2429.44644" calcext:value-type="float">
            <text:p>1543152429.44644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0.564767" calcext:value-type="float">
            <text:p>0.564767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2430.11207" calcext:value-type="float">
            <text:p>1543152430.112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290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2440.14898" calcext:value-type="float">
            <text:p>1543152440.14898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0.497043" calcext:value-type="float">
            <text:p>0.497043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2440.51194" calcext:value-type="float">
            <text:p>1543152440.51194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2450.51562" calcext:value-type="float">
            <text:p>1543152450.51562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0.888901" calcext:value-type="float">
            <text:p>0.88890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2451.40452" calcext:value-type="float">
            <text:p>1543152451.404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0.903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2461.40821" calcext:value-type="float">
            <text:p>1543152461.40821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0.485976" calcext:value-type="float">
            <text:p>0.485976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2461.89419" calcext:value-type="float">
            <text:p>1543152461.8941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59s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time</text:p>
          </table:table-cell>
          <table:table-cell office:value-type="float" office:value="1543152471.89789" calcext:value-type="float">
            <text:p>1543152471.89789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ime</text:p>
          </table:table-cell>
          <table:table-cell office:value-type="float" office:value="0.564749" calcext:value-type="float">
            <text:p>0.564749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time</text:p>
          </table:table-cell>
          <table:table-cell office:value-type="float" office:value="1543152472.46264" calcext:value-type="float">
            <text:p>1543152472.4626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314s</text:p>
          </table:table-cell>
          <table:table-cell table:number-columns-repeated="26"/>
        </table:table-row>
        <table:table-row table:style-name="ro1">
          <table:table-cell table:number-columns-repeated="3"/>
          <table:table-cell office:value-type="string" calcext:value-type="string">
            <text:p>SUBSCRIBER</text:p>
          </table:table-cell>
          <table:table-cell table:number-columns-repeated="21"/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0.595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2376.91646" calcext:value-type="float">
            <text:p>1543152376.91646</text:p>
          </table:table-cell>
          <table:table-cell table:formula="of:=[.E14]-[.F2]" office:value-type="float" office:value="1.26043200492859" calcext:value-type="float">
            <text:p>1.26043200492859</text:p>
          </table:table-cell>
          <table:table-cell office:value-type="string" calcext:value-type="string">
            <text:p>time</text:p>
          </table:table-cell>
          <table:table-cell office:value-type="float" office:value="1543152377.41228" calcext:value-type="float">
            <text:p>1543152377.41228</text:p>
          </table:table-cell>
          <table:table-cell table:formula="of:=[.H14]-[.F2]" office:value-type="float" office:value="1.7562530040741" calcext:value-type="float">
            <text:p>1.7562530040741</text:p>
          </table:table-cell>
          <table:table-cell office:value-type="string" calcext:value-type="string">
            <text:p>time</text:p>
          </table:table-cell>
          <table:table-cell office:value-type="float" office:value="1543152377.21385" calcext:value-type="float">
            <text:p>1543152377.21385</text:p>
          </table:table-cell>
          <table:table-cell table:formula="of:=[.K14]-[.F2]" office:value-type="float" office:value="1.55782389640808" calcext:value-type="float">
            <text:p>1.55782389640808</text:p>
          </table:table-cell>
          <table:table-cell office:value-type="string" calcext:value-type="string">
            <text:p>time</text:p>
          </table:table-cell>
          <table:table-cell office:value-type="float" office:value="1543152377.4888" calcext:value-type="float">
            <text:p>1543152377.4888</text:p>
          </table:table-cell>
          <table:table-cell table:formula="of:=[.N14]-[.F2]" office:value-type="float" office:value="1.83276891708374" calcext:value-type="float">
            <text:p>1.83276891708374</text:p>
          </table:table-cell>
          <table:table-cell office:value-type="string" calcext:value-type="string">
            <text:p>time</text:p>
          </table:table-cell>
          <table:table-cell office:value-type="float" office:value="1543152377.47174" calcext:value-type="float">
            <text:p>1543152377.47174</text:p>
          </table:table-cell>
          <table:table-cell table:formula="of:=[.Q14]-[.F2]" office:value-type="float" office:value="1.81571507453918" calcext:value-type="float">
            <text:p>1.81571507453918</text:p>
          </table:table-cell>
          <table:table-cell office:value-type="string" calcext:value-type="string">
            <text:p>time</text:p>
          </table:table-cell>
          <table:table-cell office:value-type="float" office:value="1543152377.25171" calcext:value-type="float">
            <text:p>1543152377.25171</text:p>
          </table:table-cell>
          <table:table-cell table:formula="of:=[.T14]-[.F2]" office:value-type="float" office:value="1.5956859588623" calcext:value-type="float">
            <text:p>1.5956859588623</text:p>
          </table:table-cell>
          <table:table-cell office:value-type="string" calcext:value-type="string">
            <text:p>time</text:p>
          </table:table-cell>
          <table:table-cell office:value-type="float" office:value="1543152377.28031" calcext:value-type="float">
            <text:p>1543152377.28031</text:p>
          </table:table-cell>
          <table:table-cell table:formula="of:=[.W14]-[.F2]" office:value-type="float" office:value="1.6242790222168" calcext:value-type="float">
            <text:p>1.6242790222168</text:p>
          </table:table-cell>
          <table:table-cell/>
          <table:table-cell table:formula="of:=MAX([.F14];[.I14];[.L14];[.O14];[.R14];[.U14];[.X14])" office:value-type="float" office:value="1.83276891708374" calcext:value-type="float">
            <text:p>1.83276891708374</text:p>
          </table:table-cell>
          <table:table-cell/>
          <table:table-cell table:formula="of:=AVERAGE([.Z14:.Z23])" office:value-type="float" office:value="1.92100827693939" calcext:value-type="float">
            <text:p>1.92100827693939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62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2387.37575" calcext:value-type="float">
            <text:p>1543152387.37575</text:p>
          </table:table-cell>
          <table:table-cell table:formula="of:=[.E15]-[.F3]" office:value-type="float" office:value="1.20593094825745" calcext:value-type="float">
            <text:p>1.20593094825745</text:p>
          </table:table-cell>
          <table:table-cell office:value-type="string" calcext:value-type="string">
            <text:p>time</text:p>
          </table:table-cell>
          <table:table-cell office:value-type="float" office:value="1543152387.61338" calcext:value-type="float">
            <text:p>1543152387.61338</text:p>
          </table:table-cell>
          <table:table-cell table:formula="of:=[.H15]-[.F3]" office:value-type="float" office:value="1.44355988502502" calcext:value-type="float">
            <text:p>1.44355988502502</text:p>
          </table:table-cell>
          <table:table-cell office:value-type="string" calcext:value-type="string">
            <text:p>time</text:p>
          </table:table-cell>
          <table:table-cell office:value-type="float" office:value="1543152387.97057" calcext:value-type="float">
            <text:p>1543152387.97057</text:p>
          </table:table-cell>
          <table:table-cell table:formula="of:=[.K15]-[.F3]" office:value-type="float" office:value="1.80075097084045" calcext:value-type="float">
            <text:p>1.80075097084045</text:p>
          </table:table-cell>
          <table:table-cell office:value-type="string" calcext:value-type="string">
            <text:p>time</text:p>
          </table:table-cell>
          <table:table-cell office:value-type="float" office:value="1543152387.6625" calcext:value-type="float">
            <text:p>1543152387.6625</text:p>
          </table:table-cell>
          <table:table-cell table:formula="of:=[.N15]-[.F3]" office:value-type="float" office:value="1.49268484115601" calcext:value-type="float">
            <text:p>1.49268484115601</text:p>
          </table:table-cell>
          <table:table-cell office:value-type="string" calcext:value-type="string">
            <text:p>time</text:p>
          </table:table-cell>
          <table:table-cell office:value-type="float" office:value="1543152387.67483" calcext:value-type="float">
            <text:p>1543152387.67483</text:p>
          </table:table-cell>
          <table:table-cell table:formula="of:=[.Q15]-[.F3]" office:value-type="float" office:value="1.50501799583435" calcext:value-type="float">
            <text:p>1.50501799583435</text:p>
          </table:table-cell>
          <table:table-cell office:value-type="string" calcext:value-type="string">
            <text:p>time</text:p>
          </table:table-cell>
          <table:table-cell office:value-type="float" office:value="1543152388.7281" calcext:value-type="float">
            <text:p>1543152388.7281</text:p>
          </table:table-cell>
          <table:table-cell table:formula="of:=[.T15]-[.F3]" office:value-type="float" office:value="2.55828499794006" calcext:value-type="float">
            <text:p>2.55828499794006</text:p>
          </table:table-cell>
          <table:table-cell office:value-type="string" calcext:value-type="string">
            <text:p>time</text:p>
          </table:table-cell>
          <table:table-cell office:value-type="float" office:value="1543152388.29439" calcext:value-type="float">
            <text:p>1543152388.29439</text:p>
          </table:table-cell>
          <table:table-cell table:formula="of:=[.W15]-[.F3]" office:value-type="float" office:value="2.12457489967346" calcext:value-type="float">
            <text:p>2.12457489967346</text:p>
          </table:table-cell>
          <table:table-cell/>
          <table:table-cell table:formula="of:=MAX([.F15];[.I15];[.L15];[.O15];[.R15];[.U15];[.X15])" office:value-type="float" office:value="2.55828499794006" calcext:value-type="float">
            <text:p>2.55828499794006</text:p>
          </table:table-cell>
          <table:table-cell/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312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2398.33453" calcext:value-type="float">
            <text:p>1543152398.33453</text:p>
          </table:table-cell>
          <table:table-cell table:formula="of:=[.E16]-[.F4]" office:value-type="float" office:value="1.39432215690613" calcext:value-type="float">
            <text:p>1.39432215690613</text:p>
          </table:table-cell>
          <table:table-cell office:value-type="string" calcext:value-type="string">
            <text:p>time</text:p>
          </table:table-cell>
          <table:table-cell office:value-type="float" office:value="1543152398.40131" calcext:value-type="float">
            <text:p>1543152398.40131</text:p>
          </table:table-cell>
          <table:table-cell table:formula="of:=[.H16]-[.F4]" office:value-type="float" office:value="1.46110010147095" calcext:value-type="float">
            <text:p>1.46110010147095</text:p>
          </table:table-cell>
          <table:table-cell office:value-type="string" calcext:value-type="string">
            <text:p>time</text:p>
          </table:table-cell>
          <table:table-cell office:value-type="float" office:value="1543152398.62414" calcext:value-type="float">
            <text:p>1543152398.62414</text:p>
          </table:table-cell>
          <table:table-cell table:formula="of:=[.K16]-[.F4]" office:value-type="float" office:value="1.68392896652222" calcext:value-type="float">
            <text:p>1.68392896652222</text:p>
          </table:table-cell>
          <table:table-cell office:value-type="string" calcext:value-type="string">
            <text:p>time</text:p>
          </table:table-cell>
          <table:table-cell office:value-type="float" office:value="1543152398.44098" calcext:value-type="float">
            <text:p>1543152398.44098</text:p>
          </table:table-cell>
          <table:table-cell table:formula="of:=[.N16]-[.F4]" office:value-type="float" office:value="1.50077104568481" calcext:value-type="float">
            <text:p>1.50077104568481</text:p>
          </table:table-cell>
          <table:table-cell office:value-type="string" calcext:value-type="string">
            <text:p>time</text:p>
          </table:table-cell>
          <table:table-cell office:value-type="float" office:value="1543152398.46328" calcext:value-type="float">
            <text:p>1543152398.46328</text:p>
          </table:table-cell>
          <table:table-cell table:formula="of:=[.Q16]-[.F4]" office:value-type="float" office:value="1.52307605743408" calcext:value-type="float">
            <text:p>1.52307605743408</text:p>
          </table:table-cell>
          <table:table-cell office:value-type="string" calcext:value-type="string">
            <text:p>time</text:p>
          </table:table-cell>
          <table:table-cell office:value-type="float" office:value="1543152398.65962" calcext:value-type="float">
            <text:p>1543152398.65962</text:p>
          </table:table-cell>
          <table:table-cell table:formula="of:=[.T16]-[.F4]" office:value-type="float" office:value="1.71940994262695" calcext:value-type="float">
            <text:p>1.71940994262695</text:p>
          </table:table-cell>
          <table:table-cell office:value-type="string" calcext:value-type="string">
            <text:p>time</text:p>
          </table:table-cell>
          <table:table-cell office:value-type="float" office:value="1543152398.68311" calcext:value-type="float">
            <text:p>1543152398.68311</text:p>
          </table:table-cell>
          <table:table-cell table:formula="of:=[.W16]-[.F4]" office:value-type="float" office:value="1.74290108680725" calcext:value-type="float">
            <text:p>1.74290108680725</text:p>
          </table:table-cell>
          <table:table-cell/>
          <table:table-cell table:formula="of:=MAX([.F16];[.I16];[.L16];[.O16];[.R16];[.U16];[.X16])" office:value-type="float" office:value="1.74290108680725" calcext:value-type="float">
            <text:p>1.74290108680725</text:p>
          </table:table-cell>
          <table:table-cell/>
          <table:table-cell table:formula="of:=DEVSQ([.Z14:.Z23])/10" office:value-type="float" office:value="0.0728070497615823" calcext:value-type="float">
            <text:p>0.07280704976158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me</text:p>
          </table:table-cell>
          <table:table-cell office:value-type="float" office:value="1543152409.16684" calcext:value-type="float">
            <text:p>1543152409.16684</text:p>
          </table:table-cell>
          <table:table-cell table:formula="of:=[.E17]-[.F5]" office:value-type="float" office:value="1.32350897789001" calcext:value-type="float">
            <text:p>1.32350897789001</text:p>
          </table:table-cell>
          <table:table-cell office:value-type="string" calcext:value-type="string">
            <text:p>time</text:p>
          </table:table-cell>
          <table:table-cell office:value-type="float" office:value="1543152409.26054" calcext:value-type="float">
            <text:p>1543152409.26054</text:p>
          </table:table-cell>
          <table:table-cell table:formula="of:=[.H17]-[.F5]" office:value-type="float" office:value="1.4172101020813" calcext:value-type="float">
            <text:p>1.4172101020813</text:p>
          </table:table-cell>
          <table:table-cell office:value-type="string" calcext:value-type="string">
            <text:p>time</text:p>
          </table:table-cell>
          <table:table-cell office:value-type="float" office:value="1543152409.60877" calcext:value-type="float">
            <text:p>1543152409.60877</text:p>
          </table:table-cell>
          <table:table-cell table:formula="of:=[.K17]-[.F5]" office:value-type="float" office:value="1.7654390335083" calcext:value-type="float">
            <text:p>1.7654390335083</text:p>
          </table:table-cell>
          <table:table-cell office:value-type="string" calcext:value-type="string">
            <text:p>time</text:p>
          </table:table-cell>
          <table:table-cell office:value-type="float" office:value="1543152409.30193" calcext:value-type="float">
            <text:p>1543152409.30193</text:p>
          </table:table-cell>
          <table:table-cell table:formula="of:=[.N17]-[.F5]" office:value-type="float" office:value="1.4586009979248" calcext:value-type="float">
            <text:p>1.4586009979248</text:p>
          </table:table-cell>
          <table:table-cell office:value-type="string" calcext:value-type="string">
            <text:p>time</text:p>
          </table:table-cell>
          <table:table-cell office:value-type="float" office:value="1543152409.3241" calcext:value-type="float">
            <text:p>1543152409.3241</text:p>
          </table:table-cell>
          <table:table-cell table:formula="of:=[.Q17]-[.F5]" office:value-type="float" office:value="1.48077011108398" calcext:value-type="float">
            <text:p>1.48077011108398</text:p>
          </table:table-cell>
          <table:table-cell office:value-type="string" calcext:value-type="string">
            <text:p>time</text:p>
          </table:table-cell>
          <table:table-cell office:value-type="float" office:value="1543152409.64406" calcext:value-type="float">
            <text:p>1543152409.64406</text:p>
          </table:table-cell>
          <table:table-cell table:formula="of:=[.T17]-[.F5]" office:value-type="float" office:value="1.80072712898254" calcext:value-type="float">
            <text:p>1.80072712898254</text:p>
          </table:table-cell>
          <table:table-cell office:value-type="string" calcext:value-type="string">
            <text:p>time</text:p>
          </table:table-cell>
          <table:table-cell office:value-type="float" office:value="1543152409.66788" calcext:value-type="float">
            <text:p>1543152409.66788</text:p>
          </table:table-cell>
          <table:table-cell table:formula="of:=[.W17]-[.F5]" office:value-type="float" office:value="1.82454895973206" calcext:value-type="float">
            <text:p>1.82454895973206</text:p>
          </table:table-cell>
          <table:table-cell/>
          <table:table-cell table:formula="of:=MAX([.F17];[.I17];[.L17];[.O17];[.R17];[.U17];[.X17])" office:value-type="float" office:value="1.82454895973206" calcext:value-type="float">
            <text:p>1.82454895973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1.008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2419.7859" calcext:value-type="float">
            <text:p>1543152419.7859</text:p>
          </table:table-cell>
          <table:table-cell table:formula="of:=[.E18]-[.F6]" office:value-type="float" office:value="1.34731197357178" calcext:value-type="float">
            <text:p>1.34731197357178</text:p>
          </table:table-cell>
          <table:table-cell office:value-type="string" calcext:value-type="string">
            <text:p>time</text:p>
          </table:table-cell>
          <table:table-cell office:value-type="float" office:value="1543152420.16609" calcext:value-type="float">
            <text:p>1543152420.16609</text:p>
          </table:table-cell>
          <table:table-cell table:formula="of:=[.H18]-[.F6]" office:value-type="float" office:value="1.72750306129456" calcext:value-type="float">
            <text:p>1.72750306129456</text:p>
          </table:table-cell>
          <table:table-cell office:value-type="string" calcext:value-type="string">
            <text:p>time</text:p>
          </table:table-cell>
          <table:table-cell office:value-type="float" office:value="1543152419.93474" calcext:value-type="float">
            <text:p>1543152419.93474</text:p>
          </table:table-cell>
          <table:table-cell table:formula="of:=[.K18]-[.F6]" office:value-type="float" office:value="1.49615001678467" calcext:value-type="float">
            <text:p>1.49615001678467</text:p>
          </table:table-cell>
          <table:table-cell office:value-type="string" calcext:value-type="string">
            <text:p>time</text:p>
          </table:table-cell>
          <table:table-cell office:value-type="float" office:value="1543152420.24482" calcext:value-type="float">
            <text:p>1543152420.24482</text:p>
          </table:table-cell>
          <table:table-cell table:formula="of:=[.N18]-[.F6]" office:value-type="float" office:value="1.8062379360199" calcext:value-type="float">
            <text:p>1.8062379360199</text:p>
          </table:table-cell>
          <table:table-cell office:value-type="string" calcext:value-type="string">
            <text:p>time</text:p>
          </table:table-cell>
          <table:table-cell office:value-type="float" office:value="1543152420.22451" calcext:value-type="float">
            <text:p>1543152420.22451</text:p>
          </table:table-cell>
          <table:table-cell table:formula="of:=[.Q18]-[.F6]" office:value-type="float" office:value="1.78591895103455" calcext:value-type="float">
            <text:p>1.78591895103455</text:p>
          </table:table-cell>
          <table:table-cell office:value-type="string" calcext:value-type="string">
            <text:p>time</text:p>
          </table:table-cell>
          <table:table-cell office:value-type="float" office:value="1543152419.97247" calcext:value-type="float">
            <text:p>1543152419.97247</text:p>
          </table:table-cell>
          <table:table-cell table:formula="of:=[.T18]-[.F6]" office:value-type="float" office:value="1.53388690948486" calcext:value-type="float">
            <text:p>1.53388690948486</text:p>
          </table:table-cell>
          <table:table-cell office:value-type="string" calcext:value-type="string">
            <text:p>time</text:p>
          </table:table-cell>
          <table:table-cell office:value-type="float" office:value="1543152420.1188" calcext:value-type="float">
            <text:p>1543152420.1188</text:p>
          </table:table-cell>
          <table:table-cell table:formula="of:=[.W18]-[.F6]" office:value-type="float" office:value="1.68021392822266" calcext:value-type="float">
            <text:p>1.68021392822266</text:p>
          </table:table-cell>
          <table:table-cell/>
          <table:table-cell table:formula="of:=MAX([.F18];[.I18];[.L18];[.O18];[.R18];[.U18];[.X18])" office:value-type="float" office:value="1.8062379360199" calcext:value-type="float">
            <text:p>1.8062379360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74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2430.67979" calcext:value-type="float">
            <text:p>1543152430.67979</text:p>
          </table:table-cell>
          <table:table-cell table:formula="of:=[.E19]-[.F7]" office:value-type="float" office:value="1.23335003852844" calcext:value-type="float">
            <text:p>1.23335003852844</text:p>
          </table:table-cell>
          <table:table-cell office:value-type="string" calcext:value-type="string">
            <text:p>time</text:p>
          </table:table-cell>
          <table:table-cell office:value-type="float" office:value="1543152431.4967" calcext:value-type="float">
            <text:p>1543152431.4967</text:p>
          </table:table-cell>
          <table:table-cell table:formula="of:=[.H19]-[.F7]" office:value-type="float" office:value="2.05026006698608" calcext:value-type="float">
            <text:p>2.05026006698608</text:p>
          </table:table-cell>
          <table:table-cell office:value-type="string" calcext:value-type="string">
            <text:p>time</text:p>
          </table:table-cell>
          <table:table-cell office:value-type="float" office:value="1543152431.1132" calcext:value-type="float">
            <text:p>1543152431.1132</text:p>
          </table:table-cell>
          <table:table-cell table:formula="of:=[.K19]-[.F7]" office:value-type="float" office:value="1.6667640209198" calcext:value-type="float">
            <text:p>1.6667640209198</text:p>
          </table:table-cell>
          <table:table-cell office:value-type="string" calcext:value-type="string">
            <text:p>time</text:p>
          </table:table-cell>
          <table:table-cell office:value-type="float" office:value="1543152431.42439" calcext:value-type="float">
            <text:p>1543152431.42439</text:p>
          </table:table-cell>
          <table:table-cell table:formula="of:=[.N19]-[.F7]" office:value-type="float" office:value="1.97795009613037" calcext:value-type="float">
            <text:p>1.97795009613037</text:p>
          </table:table-cell>
          <table:table-cell office:value-type="string" calcext:value-type="string">
            <text:p>time</text:p>
          </table:table-cell>
          <table:table-cell office:value-type="float" office:value="1543152431.70411" calcext:value-type="float">
            <text:p>1543152431.70411</text:p>
          </table:table-cell>
          <table:table-cell table:formula="of:=[.Q19]-[.F7]" office:value-type="float" office:value="2.2576699256897" calcext:value-type="float">
            <text:p>2.2576699256897</text:p>
          </table:table-cell>
          <table:table-cell office:value-type="string" calcext:value-type="string">
            <text:p>time</text:p>
          </table:table-cell>
          <table:table-cell office:value-type="float" office:value="1543152431.14864" calcext:value-type="float">
            <text:p>1543152431.14864</text:p>
          </table:table-cell>
          <table:table-cell table:formula="of:=[.T19]-[.F7]" office:value-type="float" office:value="1.70219898223877" calcext:value-type="float">
            <text:p>1.70219898223877</text:p>
          </table:table-cell>
          <table:table-cell office:value-type="string" calcext:value-type="string">
            <text:p>time</text:p>
          </table:table-cell>
          <table:table-cell office:value-type="float" office:value="1543152431.1724" calcext:value-type="float">
            <text:p>1543152431.1724</text:p>
          </table:table-cell>
          <table:table-cell table:formula="of:=[.W19]-[.F7]" office:value-type="float" office:value="1.72595500946045" calcext:value-type="float">
            <text:p>1.72595500946045</text:p>
          </table:table-cell>
          <table:table-cell/>
          <table:table-cell table:formula="of:=MAX([.F19];[.I19];[.L19];[.O19];[.R19];[.U19];[.X19])" office:value-type="float" office:value="2.2576699256897" calcext:value-type="float">
            <text:p>2.2576699256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303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2441.2319" calcext:value-type="float">
            <text:p>1543152441.2319</text:p>
          </table:table-cell>
          <table:table-cell table:formula="of:=[.E20]-[.F8]" office:value-type="float" office:value="1.08291912078857" calcext:value-type="float">
            <text:p>1.08291912078857</text:p>
          </table:table-cell>
          <table:table-cell office:value-type="string" calcext:value-type="string">
            <text:p>time</text:p>
          </table:table-cell>
          <table:table-cell office:value-type="float" office:value="1543152441.68039" calcext:value-type="float">
            <text:p>1543152441.68039</text:p>
          </table:table-cell>
          <table:table-cell table:formula="of:=[.H20]-[.F8]" office:value-type="float" office:value="1.53141117095947" calcext:value-type="float">
            <text:p>1.53141117095947</text:p>
          </table:table-cell>
          <table:table-cell office:value-type="string" calcext:value-type="string">
            <text:p>time</text:p>
          </table:table-cell>
          <table:table-cell office:value-type="float" office:value="1543152441.57136" calcext:value-type="float">
            <text:p>1543152441.57136</text:p>
          </table:table-cell>
          <table:table-cell table:formula="of:=[.K20]-[.F8]" office:value-type="float" office:value="1.42237520217896" calcext:value-type="float">
            <text:p>1.42237520217896</text:p>
          </table:table-cell>
          <table:table-cell office:value-type="string" calcext:value-type="string">
            <text:p>time</text:p>
          </table:table-cell>
          <table:table-cell office:value-type="float" office:value="1543152441.75689" calcext:value-type="float">
            <text:p>1543152441.75689</text:p>
          </table:table-cell>
          <table:table-cell table:formula="of:=[.N20]-[.F8]" office:value-type="float" office:value="1.60791301727295" calcext:value-type="float">
            <text:p>1.60791301727295</text:p>
          </table:table-cell>
          <table:table-cell office:value-type="string" calcext:value-type="string">
            <text:p>time</text:p>
          </table:table-cell>
          <table:table-cell office:value-type="float" office:value="1543152441.739" calcext:value-type="float">
            <text:p>1543152441.739</text:p>
          </table:table-cell>
          <table:table-cell table:formula="of:=[.Q20]-[.F8]" office:value-type="float" office:value="1.59002208709717" calcext:value-type="float">
            <text:p>1.59002208709717</text:p>
          </table:table-cell>
          <table:table-cell office:value-type="string" calcext:value-type="string">
            <text:p>time</text:p>
          </table:table-cell>
          <table:table-cell office:value-type="float" office:value="1543152441.64954" calcext:value-type="float">
            <text:p>1543152441.64954</text:p>
          </table:table-cell>
          <table:table-cell table:formula="of:=[.T20]-[.F8]" office:value-type="float" office:value="1.50055718421936" calcext:value-type="float">
            <text:p>1.50055718421936</text:p>
          </table:table-cell>
          <table:table-cell office:value-type="string" calcext:value-type="string">
            <text:p>time</text:p>
          </table:table-cell>
          <table:table-cell office:value-type="float" office:value="1543152441.63303" calcext:value-type="float">
            <text:p>1543152441.63303</text:p>
          </table:table-cell>
          <table:table-cell table:formula="of:=[.W20]-[.F8]" office:value-type="float" office:value="1.48405408859253" calcext:value-type="float">
            <text:p>1.48405408859253</text:p>
          </table:table-cell>
          <table:table-cell/>
          <table:table-cell table:formula="of:=MAX([.F20];[.I20];[.L20];[.O20];[.R20];[.U20];[.X20])" office:value-type="float" office:value="1.60791301727295" calcext:value-type="float">
            <text:p>1.6079130172729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ime</text:p>
          </table:table-cell>
          <table:table-cell office:value-type="float" office:value="1543152451.86782" calcext:value-type="float">
            <text:p>1543152451.86782</text:p>
          </table:table-cell>
          <table:table-cell table:formula="of:=[.E21]-[.F9]" office:value-type="float" office:value="1.35220098495483" calcext:value-type="float">
            <text:p>1.35220098495483</text:p>
          </table:table-cell>
          <table:table-cell office:value-type="string" calcext:value-type="string">
            <text:p>time</text:p>
          </table:table-cell>
          <table:table-cell office:value-type="float" office:value="1543152451.93509" calcext:value-type="float">
            <text:p>1543152451.93509</text:p>
          </table:table-cell>
          <table:table-cell table:formula="of:=[.H21]-[.F9]" office:value-type="float" office:value="1.41947102546692" calcext:value-type="float">
            <text:p>1.41947102546692</text:p>
          </table:table-cell>
          <table:table-cell office:value-type="string" calcext:value-type="string">
            <text:p>time</text:p>
          </table:table-cell>
          <table:table-cell office:value-type="float" office:value="1543152452.29361" calcext:value-type="float">
            <text:p>1543152452.29361</text:p>
          </table:table-cell>
          <table:table-cell table:formula="of:=[.K21]-[.F9]" office:value-type="float" office:value="1.77798891067505" calcext:value-type="float">
            <text:p>1.77798891067505</text:p>
          </table:table-cell>
          <table:table-cell office:value-type="string" calcext:value-type="string">
            <text:p>time</text:p>
          </table:table-cell>
          <table:table-cell office:value-type="float" office:value="1543152451.97345" calcext:value-type="float">
            <text:p>1543152451.97345</text:p>
          </table:table-cell>
          <table:table-cell table:formula="of:=[.N21]-[.F9]" office:value-type="float" office:value="1.45782685279846" calcext:value-type="float">
            <text:p>1.45782685279846</text:p>
          </table:table-cell>
          <table:table-cell office:value-type="string" calcext:value-type="string">
            <text:p>time</text:p>
          </table:table-cell>
          <table:table-cell office:value-type="float" office:value="1543152451.99675" calcext:value-type="float">
            <text:p>1543152451.99675</text:p>
          </table:table-cell>
          <table:table-cell table:formula="of:=[.Q21]-[.F9]" office:value-type="float" office:value="1.48113203048706" calcext:value-type="float">
            <text:p>1.48113203048706</text:p>
          </table:table-cell>
          <table:table-cell office:value-type="string" calcext:value-type="string">
            <text:p>time</text:p>
          </table:table-cell>
          <table:table-cell office:value-type="float" office:value="1543152452.3296" calcext:value-type="float">
            <text:p>1543152452.3296</text:p>
          </table:table-cell>
          <table:table-cell table:formula="of:=[.T21]-[.F9]" office:value-type="float" office:value="1.81398296356201" calcext:value-type="float">
            <text:p>1.81398296356201</text:p>
          </table:table-cell>
          <table:table-cell office:value-type="string" calcext:value-type="string">
            <text:p>time</text:p>
          </table:table-cell>
          <table:table-cell office:value-type="float" office:value="1543152452.35468" calcext:value-type="float">
            <text:p>1543152452.35468</text:p>
          </table:table-cell>
          <table:table-cell table:formula="of:=[.W21]-[.F9]" office:value-type="float" office:value="1.83905696868896" calcext:value-type="float">
            <text:p>1.83905696868896</text:p>
          </table:table-cell>
          <table:table-cell/>
          <table:table-cell table:formula="of:=MAX([.F21];[.I21];[.L21];[.O21];[.R21];[.U21];[.X21])" office:value-type="float" office:value="1.83905696868896" calcext:value-type="float">
            <text:p>1.83905696868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0.568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2462.68498" calcext:value-type="float">
            <text:p>1543152462.68498</text:p>
          </table:table-cell>
          <table:table-cell table:formula="of:=[.E22]-[.F10]" office:value-type="float" office:value="1.276771068573" calcext:value-type="float">
            <text:p>1.276771068573</text:p>
          </table:table-cell>
          <table:table-cell office:value-type="string" calcext:value-type="string">
            <text:p>time</text:p>
          </table:table-cell>
          <table:table-cell office:value-type="float" office:value="1543152463.16811" calcext:value-type="float">
            <text:p>1543152463.16811</text:p>
          </table:table-cell>
          <table:table-cell table:formula="of:=[.H22]-[.F10]" office:value-type="float" office:value="1.75990200042725" calcext:value-type="float">
            <text:p>1.75990200042725</text:p>
          </table:table-cell>
          <table:table-cell office:value-type="string" calcext:value-type="string">
            <text:p>time</text:p>
          </table:table-cell>
          <table:table-cell office:value-type="float" office:value="1543152462.97182" calcext:value-type="float">
            <text:p>1543152462.97182</text:p>
          </table:table-cell>
          <table:table-cell table:formula="of:=[.K22]-[.F10]" office:value-type="float" office:value="1.5636100769043" calcext:value-type="float">
            <text:p>1.5636100769043</text:p>
          </table:table-cell>
          <table:table-cell office:value-type="string" calcext:value-type="string">
            <text:p>time</text:p>
          </table:table-cell>
          <table:table-cell office:value-type="float" office:value="1543152463.24533" calcext:value-type="float">
            <text:p>1543152463.24533</text:p>
          </table:table-cell>
          <table:table-cell table:formula="of:=[.N22]-[.F10]" office:value-type="float" office:value="1.83712005615234" calcext:value-type="float">
            <text:p>1.83712005615234</text:p>
          </table:table-cell>
          <table:table-cell office:value-type="string" calcext:value-type="string">
            <text:p>time</text:p>
          </table:table-cell>
          <table:table-cell office:value-type="float" office:value="1543152463.22779" calcext:value-type="float">
            <text:p>1543152463.22779</text:p>
          </table:table-cell>
          <table:table-cell table:formula="of:=[.Q22]-[.F10]" office:value-type="float" office:value="1.81957411766052" calcext:value-type="float">
            <text:p>1.81957411766052</text:p>
          </table:table-cell>
          <table:table-cell office:value-type="string" calcext:value-type="string">
            <text:p>time</text:p>
          </table:table-cell>
          <table:table-cell office:value-type="float" office:value="1543152463.1493" calcext:value-type="float">
            <text:p>1543152463.1493</text:p>
          </table:table-cell>
          <table:table-cell table:formula="of:=[.T22]-[.F10]" office:value-type="float" office:value="1.74108719825745" calcext:value-type="float">
            <text:p>1.74108719825745</text:p>
          </table:table-cell>
          <table:table-cell office:value-type="string" calcext:value-type="string">
            <text:p>time</text:p>
          </table:table-cell>
          <table:table-cell office:value-type="float" office:value="1543152463.41411" calcext:value-type="float">
            <text:p>1543152463.41411</text:p>
          </table:table-cell>
          <table:table-cell table:formula="of:=[.W22]-[.F10]" office:value-type="float" office:value="2.0058970451355" calcext:value-type="float">
            <text:p>2.0058970451355</text:p>
          </table:table-cell>
          <table:table-cell/>
          <table:table-cell table:formula="of:=MAX([.F22];[.I22];[.L22];[.O22];[.R22];[.U22];[.X22])" office:value-type="float" office:value="2.0058970451355" calcext:value-type="float">
            <text:p>2.0058970451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67s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1543152473.11702" calcext:value-type="float">
            <text:p>1543152473.11702</text:p>
          </table:table-cell>
          <table:table-cell table:formula="of:=[.E23]-[.F11]" office:value-type="float" office:value="1.21912884712219" calcext:value-type="float">
            <text:p>1.21912884712219</text:p>
          </table:table-cell>
          <table:table-cell office:value-type="string" calcext:value-type="string">
            <text:p>time</text:p>
          </table:table-cell>
          <table:table-cell office:value-type="float" office:value="1543152473.54899" calcext:value-type="float">
            <text:p>1543152473.54899</text:p>
          </table:table-cell>
          <table:table-cell table:formula="of:=[.H23]-[.F11]" office:value-type="float" office:value="1.6511058807373" calcext:value-type="float">
            <text:p>1.6511058807373</text:p>
          </table:table-cell>
          <table:table-cell office:value-type="string" calcext:value-type="string">
            <text:p>time</text:p>
          </table:table-cell>
          <table:table-cell office:value-type="float" office:value="1543152473.55519" calcext:value-type="float">
            <text:p>1543152473.55519</text:p>
          </table:table-cell>
          <table:table-cell table:formula="of:=[.K23]-[.F11]" office:value-type="float" office:value="1.65729999542236" calcext:value-type="float">
            <text:p>1.65729999542236</text:p>
          </table:table-cell>
          <table:table-cell office:value-type="string" calcext:value-type="string">
            <text:p>time</text:p>
          </table:table-cell>
          <table:table-cell office:value-type="float" office:value="1543152473.62893" calcext:value-type="float">
            <text:p>1543152473.62893</text:p>
          </table:table-cell>
          <table:table-cell table:formula="of:=[.N23]-[.F11]" office:value-type="float" office:value="1.73104786872864" calcext:value-type="float">
            <text:p>1.73104786872864</text:p>
          </table:table-cell>
          <table:table-cell office:value-type="string" calcext:value-type="string">
            <text:p>time</text:p>
          </table:table-cell>
          <table:table-cell office:value-type="float" office:value="1543152473.61077" calcext:value-type="float">
            <text:p>1543152473.61077</text:p>
          </table:table-cell>
          <table:table-cell table:formula="of:=[.Q23]-[.F11]" office:value-type="float" office:value="1.71288585662842" calcext:value-type="float">
            <text:p>1.71288585662842</text:p>
          </table:table-cell>
          <table:table-cell office:value-type="string" calcext:value-type="string">
            <text:p>time</text:p>
          </table:table-cell>
          <table:table-cell office:value-type="float" office:value="1543152473.63269" calcext:value-type="float">
            <text:p>1543152473.63269</text:p>
          </table:table-cell>
          <table:table-cell table:formula="of:=[.T23]-[.F11]" office:value-type="float" office:value="1.7348039150238" calcext:value-type="float">
            <text:p>1.7348039150238</text:p>
          </table:table-cell>
          <table:table-cell office:value-type="string" calcext:value-type="string">
            <text:p>time</text:p>
          </table:table-cell>
          <table:table-cell office:value-type="float" office:value="1543152473.6166" calcext:value-type="float">
            <text:p>1543152473.6166</text:p>
          </table:table-cell>
          <table:table-cell table:formula="of:=[.W23]-[.F11]" office:value-type="float" office:value="1.71870899200439" calcext:value-type="float">
            <text:p>1.71870899200439</text:p>
          </table:table-cell>
          <table:table-cell/>
          <table:table-cell table:formula="of:=MAX([.F23];[.I23];[.L23];[.O23];[.R23];[.U23];[.X23])" office:value-type="float" office:value="1.7348039150238" calcext:value-type="float">
            <text:p>1.7348039150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309s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0.501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96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280s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0.893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72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302s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0.490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85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292s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0m10.568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0m0.091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0m0.285s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22:20:06.025723643</meta:creation-date>
    <dc:date>2018-11-25T22:32:36.588111400</dc:date>
    <meta:editing-duration>PT12M29S</meta:editing-duration>
    <meta:editing-cycles>4</meta:editing-cycles>
    <meta:generator>LibreOffice/6.0.6.2$Linux_X86_64 LibreOffice_project/00m0$Build-2</meta:generator>
    <meta:document-statistic meta:table-count="2" meta:cell-count="754" meta:object-count="0"/>
  </office:meta>
</office:document-meta>
</file>